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7.594cm" style:rel-column-width="4305*"/>
    </style:style>
    <style:style style:name="Tabella6.B" style:family="table-column">
      <style:table-column-properties style:column-width="1.614cm" style:rel-column-width="915*"/>
    </style:style>
    <style:style style:name="Tabella6.C" style:family="table-column">
      <style:table-column-properties style:column-width="4.789cm" style:rel-column-width="2715*"/>
    </style:style>
    <style:style style:name="Tabella6.D" style:family="table-column">
      <style:table-column-properties style:column-width="6.006cm" style:rel-column-width="3405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cm" fo:border-left="0.05pt solid #000000" fo:border-right="none" fo:border-top="none" fo:border-bottom="0.05pt solid #000000"/>
    </style:style>
    <style:style style:name="Tabella6.B4" style:family="table-cell">
      <style:table-cell-properties fo:padding="0cm" fo:border-left="0.05pt solid #000000" fo:border-right="none" fo:border-top="none" fo:border-bottom="0.05pt solid #000000"/>
    </style:style>
    <style:style style:name="Tabella6.C4" style:family="table-cell">
      <style:table-cell-properties fo:padding="0cm" fo:border-left="0.05pt solid #000000" fo:border-right="none" fo:border-top="none" fo:border-bottom="0.05pt solid #000000"/>
    </style:style>
    <style:style style:name="Tabella6.D4" style:family="table-cell">
      <style:table-cell-properties fo:padding="0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cm" fo:border-left="0.05pt solid #000000" fo:border-right="none" fo:border-top="none" fo:border-bottom="0.05pt solid #000000"/>
    </style:style>
    <style:style style:name="Tabella6.B7" style:family="table-cell">
      <style:table-cell-properties fo:padding="0cm" fo:border-left="0.05pt solid #000000" fo:border-right="none" fo:border-top="none" fo:border-bottom="0.05pt solid #000000"/>
    </style:style>
    <style:style style:name="Tabella6.C7" style:family="table-cell">
      <style:table-cell-properties fo:padding="0cm" fo:border-left="0.05pt solid #000000" fo:border-right="none" fo:border-top="none" fo:border-bottom="0.05pt solid #000000"/>
    </style:style>
    <style:style style:name="Tabella6.D7" style:family="table-cell">
      <style:table-cell-properties fo:padding="0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Heading">
      <style:text-properties style:font-name="Verdana" fo:font-size="11pt" style:font-size-asian="11pt" style:font-size-complex="11pt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73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T13" style:family="text">
      <style:text-properties officeooo:rsid="0064ca3f"/>
    </style:style>
    <style:style style:name="T14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4"><text:placeholder text:placeholder-type="text">&lt;translate_static('N. Partita', user.lang)&gt;</text:placeholder><text:span text:style-name="T10">:</text:span></text:p>
            <text:p text:style-name="P4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3">[<text:placeholder text:placeholder-type="text">&lt;o.product_id.default_code&gt;</text:placeholder>]</text:p>
            <text:p text:style-name="P4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1"><text:text-input text:description="&lt;for each=&quot;wc in o.workcenter_lines&quot;&gt;">loop wc</text:text-input></text:p>
            <text:p text:style-name="P45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6"/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2">[<text:placeholder text:placeholder-type="text">&lt;o.product_id.default_code&gt;</text:placeholder>]</text:p>
            <text:p text:style-name="P4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  <text:p text:style-name="P5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3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3">SCHEDA</text:span> DI SICUREZZA</text:p>
          </table:table-cell>
        </table:table-row>
      </table:table>
      <text:p text:style-name="P37"><text:placeholder text:placeholder-type="text">&lt;for each="secure_material, secure_advice, secure_rate, security_symbol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D1" office:value-type="string">
            <text:p text:style-name="P24"/>
          </table:table-cell>
        </table:table-row>
        <table:table-row>
          <table:table-cell table:style-name="Tabella6.A2" table:number-columns-spanned="4" office:value-type="string">
            <text:p text:style-name="P37"><text:placeholder text:placeholder-type="text">&lt;for each="material in secure_materia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3" table:number-columns-spanned="4" office:value-type="string">
            <text:p text:style-name="P60"><text:placeholder text:placeholder-type="text">&lt;if test="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5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4" office:value-type="string">
            <text:p text:style-name="P59"><text:placeholder text:placeholder-type="text">&lt;round(secure_rate.get(material, 0.0), 2)&gt;</text:placeholder> % </text:p>
          </table:table-cell>
          <table:table-cell table:style-name="Tabella6.C4" office:value-type="string">
            <text:p text:style-name="P57"><text:placeholder text:placeholder-type="text">&lt;', '.join([t.name for t in material.term_h_ids])&gt;</text:placeholder></text:p>
          </table:table-cell>
          <table:table-cell table:style-name="Tabella6.D4" office:value-type="string">
            <text:p text:style-name="P68"><text:span text:style-name="T14"><text:placeholder text:placeholder-type="text">&lt;for each="symbol in material.symbol_ids"&gt;</text:placeholder></text:span><draw:frame draw:style-name="fr3" draw:name="image: asimage(symbol.image)" text:anchor-type="as-char" svg:width="0.4cm" style:rel-width="20%" svg:height="0.4cm" style:rel-height="scale-min" draw:z-index="8"><draw:text-box><text:p text:style-name="P27"/></draw:text-box></draw:frame><text:span text:style-name="T14"><text:placeholder text:placeholder-type="text">&lt;/for&gt;</text:placeholder></text:span></text:p>
          </table:table-cell>
        </table:table-row>
        <table:table-row>
          <table:table-cell table:style-name="Tabella6.A6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6" table:number-columns-spanned="4" office:value-type="string">
            <text:p text:style-name="P60"><text:placeholder text:placeholder-type="text">&lt;if test="not 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62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61"><text:placeholder text:placeholder-type="text">&lt;round(secure_rate.get(material, 0.0), 2)&gt;</text:placeholder> %</text:p>
          </table:table-cell>
          <table:table-cell table:style-name="Tabella6.C7" office:value-type="string">
            <text:p text:style-name="P63"><text:span text:style-name="T12">[</text:span>NON TROVAT<text:span text:style-name="T12">O]</text:span></text:p>
          </table:table-cell>
          <table:table-cell table:style-name="Tabella6.D7" office:value-type="string">
            <text:p text:style-name="P69"><text:span text:style-name="T14"><text:placeholder text:placeholder-type="text">&lt;for each="symbol in material.symbol_ids"&gt;</text:placeholder></text:span><draw:frame draw:style-name="fr3" draw:name="Cornice1" text:anchor-type="as-char" svg:width="0.4cm" style:rel-width="20%" svg:height="0.4cm" style:rel-height="scale-min" draw:z-index="9"><draw:text-box><text:p text:style-name="P27"/></draw:text-box></draw:frame><text:span text:style-name="T14"><text:placeholder text:placeholder-type="text">&lt;/for&gt;</text:placeholder></text:span></text:p>
          </table:table-cell>
        </table:table-row>
        <table:table-row>
          <table:table-cell table:style-name="Tabella6.A8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9" table:number-columns-spanned="4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7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8"><text:placeholder text:placeholder-type="text">&lt;advice.name&gt;</text:placeholder></text:p>
          </table:table-cell>
          <table:table-cell table:style-name="Tabella7.B3" office:value-type="string">
            <text:p text:style-name="P58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7"><text:placeholder text:placeholder-type="text">&lt;/for&gt;</text:placeholder></text:p>
          </table:table-cell>
          <table:covered-table-cell/>
        </table:table-row>
      </table:table>
      <text:p text:style-name="P35"/>
      <text:p text:style-name="P36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70">Etichette pericolosità</text:p>
          </table:table-cell>
        </table:table-row>
        <text:soft-page-break/>
        <table:table-row>
          <table:table-cell table:style-name="Tabella9.A2" office:value-type="string">
            <text:p text:style-name="P38"><text:placeholder text:placeholder-type="text">&lt;for each="symbol in security_symbol"&gt;</text:placeholder><draw:frame draw:style-name="fr2" draw:name="image:asimage(symbol.image)" text:anchor-type="as-char" style:rel-width="scale" svg:height="6.463cm" style:rel-height="99%" draw:z-index="2"><draw:text-box fo:min-width="1.769cm"><text:p text:style-name="P27"/></draw:text-box></draw:frame> <text:placeholder text:placeholder-type="text">&lt;/for&gt;</text:placeholder></text:p>
          </table:table-cell>
        </table:table-row>
      </table:table>
      <text:p text:style-name="P5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7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7</text:page-number> di <text:page-count>7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4:36:19.529413442</dc:date>
    <meta:editing-duration>P1DT20H4M46S</meta:editing-duration>
    <meta:editing-cycles>347</meta:editing-cycles>
    <meta:generator>LibreOffice/4.3.3.2$Linux_X86_64 LibreOffice_project/430m0$Build-2</meta:generator>
    <dc:creator>thebrush </dc:creator>
    <meta:document-statistic meta:table-count="9" meta:image-count="0" meta:object-count="0" meta:page-count="7" meta:paragraph-count="104" meta:word-count="320" meta:character-count="4190" meta:non-whitespace-character-count="3976"/>
    <meta:user-defined meta:name="Info 1"/>
    <meta:user-defined meta:name="Info 2"/>
    <meta:user-defined meta:name="Info 3"/>
    <meta:user-defined meta:name="Info 4"/>
  </office:meta>
</office:document-meta>
</file>